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DocumentLayoutManager.finishPageSeque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ernalDocumentLayoutManager.activateLayout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ExternalDocumentLayoutManager.ExternalDocumentLayoutManager( AreaTreeHandler ath , External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LayoutManager.getExternal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LayoutManager.makePageForImage( ImageInfo info , Image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rnalDocumentLayoutManager.getPS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LayoutManager.fillPag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xternalDocumentLayoutManager.getResourceEventProdu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rnalDocumentLayoutManager.createPage( int pageNumber , boolean isBla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